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1.7465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OfNodes</text:p>
          </table:table-cell>
          <table:table-cell office:value-type="string">
            <text:p>Application DataRate(bps)</text:p>
          </table:table-cell>
          <table:table-cell office:value-type="string">
            <text:p>CsmaChannel DataRate(bps)</text:p>
          </table:table-cell>
          <table:table-cell office:value-type="string">
            <text:p>Packets</text:p>
          </table:table-cell>
          <table:table-cell office:value-type="string">
            <text:p>FinishedTime(s)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3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05" meta:object-count="0"/>
    <meta:generator>LibreOffice/3.4$Unix LibreOffice_project/340m1$Build-302</meta:generator>
  </office:meta>
</office:document-meta>
</file>